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30000017A0F2104D6FD9659D4.png" manifest:media-type="image/png"/>
  <manifest:file-entry manifest:full-path="Pictures/10000201000004630000017A8A0B36AE21AF2A1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-content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-content" style:horizontal-pos="center" style:horizontal-rel="page" style:mirror="horizontal vertic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Bild2" text:anchor-type="page" text:anchor-page-number="1" svg:x="0cm" svg:y="9.661cm" svg:width="28.702cm" svg:height="9.661cm" draw:z-index="1">
        <draw:image xlink:href="Pictures/10000201000004630000017A8A0B36AE21AF2A16.png" xlink:type="simple" xlink:show="embed" xlink:actuate="onLoad"/>
      </draw:frame>
      <draw:frame draw:style-name="fr3" draw:name="Bild3" text:anchor-type="page" text:anchor-page-number="2" svg:y="10.1cm" svg:width="28.79cm" svg:height="9.691cm" draw:z-index="2">
        <draw:image xlink:href="Pictures/10000201000004630000017A0F2104D6FD9659D4.png" xlink:type="simple" xlink:show="embed" xlink:actuate="onLoad"/>
      </draw:frame>
      <draw:frame draw:style-name="fr3" draw:name="Bild4" text:anchor-type="page" text:anchor-page-number="2" svg:y="0.4cm" svg:width="28.702cm" svg:height="9.661cm" draw:z-index="3">
        <draw:image xlink:href="Pictures/10000201000004630000017A0F2104D6FD9659D4.png" xlink:type="simple" xlink:show="embed" xlink:actuate="onLoad"/>
      </draw:frame>
      <text:p text:style-name="Standard"><draw:frame draw:style-name="fr1" draw:name="Bild1" text:anchor-type="paragraph" svg:width="28.702cm" svg:height="9.661cm" draw:z-index="0"><draw:image xlink:href="Pictures/10000201000004630000017A8A0B36AE21AF2A16.png" xlink:type="simple" xlink:show="embed" xlink:actuate="onLoad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4:07:35.693685745</meta:creation-date>
    <dc:title>ohne Ränder für PDF quer</dc:title>
    <meta:editing-duration>PT2H5M26S</meta:editing-duration>
    <meta:editing-cycles>10</meta:editing-cycles>
    <meta:generator>LibreOffice/5.3.1.2$Linux_X86_64 LibreOffice_project/30m0$Build-2</meta:generator>
    <dc:date>2017-03-26T15:59:09.093745928</dc:date>
    <meta:print-date>2017-03-15T13:06:38.343436651</meta:print-date>
    <meta:document-statistic meta:table-count="0" meta:image-count="4" meta:object-count="0" meta:page-count="2" meta:paragraph-count="0" meta:word-count="0" meta:character-count="0" meta:non-whitespace-character-count="0"/>
    <meta:template xlink:type="simple" xlink:actuate="onRequest" xlink:title="ohne Ränder für PDF quer" xlink:href="../../../../LO-Vorlagen/adhoc/ohne%20Ränder%20für%20PDF%20quer.ott" meta:date="2017-03-11T14:07:34.910608177"/>
  </office:meta>
</office:document-meta>
</file>